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TC_results" table:style-name="ta1">
        <table:shapes>
          <draw:frame draw:z-index="0" draw:style-name="gr1" draw:text-style-name="P1" svg:width="945.07pt" svg:height="421.65pt" svg:x="379.13pt" svg:y="63.24pt">
            <draw:object draw:notify-on-update-of-ranges="TTC_results.A1:TTC_results.A1 TTC_results.A2:TTC_results.A39 TTC_results.B1:TTC_results.B1 TTC_results.B2:TTC_results.B39 TTC_results.A1:TTC_results.A1 TTC_results.A2:TTC_results.A39 TTC_results.C1:TTC_results.C1 TTC_results.C2:TTC_results.C39 TTC_results.A1:TTC_results.A1 TTC_results.A2:TTC_results.A39 TTC_results.D1:TTC_results.D1 TTC_results.D2:TTC_results.D39 TTC_results.A1:TTC_results.A1 TTC_results.A2:TTC_results.A39 TTC_results.E1:TTC_results.E1 TTC_results.E2:TTC_results.E39 TTC_results.A1:TTC_results.A1 TTC_results.A2:TTC_results.A39 TTC_results.F1:TTC_results.F1 TTC_results.F2:TTC_results.F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SHITOMASI+BRISK</text:p>
          </table:table-cell>
          <table:table-cell office:value-type="string" calcext:value-type="string">
            <text:p>SHITOMASI+ORB</text:p>
          </table:table-cell>
          <table:table-cell office:value-type="string" calcext:value-type="string">
            <text:p>HARRIS+BRIEF</text:p>
          </table:table-cell>
          <table:table-cell office:value-type="string" calcext:value-type="string">
            <text:p>FAST+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584" calcext:value-type="float">
            <text:p>12.5584</text:p>
          </table:table-cell>
          <table:table-cell office:value-type="float" office:value="39.945056" calcext:value-type="float">
            <text:p>39.945056</text:p>
          </table:table-cell>
          <table:table-cell office:value-type="float" office:value="54.197123" calcext:value-type="float">
            <text:p>54.197123</text:p>
          </table:table-cell>
          <table:table-cell office:value-type="float" office:value="62.503251" calcext:value-type="float">
            <text:p>62.503251</text:p>
          </table:table-cell>
          <table:table-cell office:value-type="float" office:value="70.764253" calcext:value-type="float">
            <text:p>70.764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71949" calcext:value-type="float">
            <text:p>9.371949</text:p>
          </table:table-cell>
          <table:table-cell office:value-type="float" office:value="29.401186" calcext:value-type="float">
            <text:p>29.401186</text:p>
          </table:table-cell>
          <table:table-cell office:value-type="float" office:value="32.76549" calcext:value-type="float">
            <text:p>32.76549</text:p>
          </table:table-cell>
          <table:table-cell office:value-type="float" office:value="50.482737" calcext:value-type="float">
            <text:p>50.48273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031508" calcext:value-type="float">
            <text:p>14.031508</text:p>
          </table:table-cell>
          <table:table-cell office:value-type="float" office:value="29.784107" calcext:value-type="float">
            <text:p>29.784107</text:p>
          </table:table-cell>
          <table:table-cell office:value-type="float" office:value="35.080089" calcext:value-type="float">
            <text:p>35.080089</text:p>
          </table:table-cell>
          <table:table-cell office:value-type="float" office:value="-200" calcext:value-type="float">
            <text:p>-200</text:p>
          </table:table-cell>
          <table:table-cell office:value-type="float" office:value="56.949978" calcext:value-type="float">
            <text:p>56.949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241828" calcext:value-type="float">
            <text:p>24.241828</text:p>
          </table:table-cell>
          <table:table-cell office:value-type="float" office:value="26.09712" calcext:value-type="float">
            <text:p>26.09712</text:p>
          </table:table-cell>
          <table:table-cell office:value-type="float" office:value="27.569653" calcext:value-type="float">
            <text:p>27.569653</text:p>
          </table:table-cell>
          <table:table-cell office:value-type="float" office:value="45.486557" calcext:value-type="float">
            <text:p>45.486557</text:p>
          </table:table-cell>
          <table:table-cell office:value-type="float" office:value="29.613003" calcext:value-type="float">
            <text:p>29.613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119698" calcext:value-type="float">
            <text:p>12.119698</text:p>
          </table:table-cell>
          <table:table-cell office:value-type="float" office:value="25.26079" calcext:value-type="float">
            <text:p>25.26079</text:p>
          </table:table-cell>
          <table:table-cell office:value-type="float" office:value="26.423014" calcext:value-type="float">
            <text:p>26.423014</text:p>
          </table:table-cell>
          <table:table-cell office:value-type="float" office:value="48.719616" calcext:value-type="float">
            <text:p>48.719616</text:p>
          </table:table-cell>
          <table:table-cell office:value-type="float" office:value="26.23756" calcext:value-type="float">
            <text:p>26.23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019806" calcext:value-type="float">
            <text:p>12.019806</text:p>
          </table:table-cell>
          <table:table-cell office:value-type="float" office:value="26.933499" calcext:value-type="float">
            <text:p>26.933499</text:p>
          </table:table-cell>
          <table:table-cell office:value-type="float" office:value="35.652601" calcext:value-type="float">
            <text:p>35.652601</text:p>
          </table:table-cell>
          <table:table-cell office:value-type="float" office:value="23.169791" calcext:value-type="float">
            <text:p>23.169791</text:p>
          </table:table-cell>
          <table:table-cell office:value-type="float" office:value="29.946876" calcext:value-type="float">
            <text:p>29.946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70654" calcext:value-type="float">
            <text:p>9.970654</text:p>
          </table:table-cell>
          <table:table-cell office:value-type="float" office:value="22.265507" calcext:value-type="float">
            <text:p>22.265507</text:p>
          </table:table-cell>
          <table:table-cell office:value-type="float" office:value="18.998956" calcext:value-type="float">
            <text:p>18.998956</text:p>
          </table:table-cell>
          <table:table-cell office:value-type="float" office:value="36.279587" calcext:value-type="float">
            <text:p>36.279587</text:p>
          </table:table-cell>
          <table:table-cell office:value-type="float" office:value="27.231124" calcext:value-type="float">
            <text:p>27.231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21191" calcext:value-type="float">
            <text:p>4.521191</text:p>
          </table:table-cell>
          <table:table-cell office:value-type="float" office:value="27.40247" calcext:value-type="float">
            <text:p>27.40247</text:p>
          </table:table-cell>
          <table:table-cell office:value-type="float" office:value="27.230508" calcext:value-type="float">
            <text:p>27.230508</text:p>
          </table:table-cell>
          <table:table-cell office:value-type="float" office:value="24.936515" calcext:value-type="float">
            <text:p>24.936515</text:p>
          </table:table-cell>
          <table:table-cell office:value-type="float" office:value="25.397574" calcext:value-type="float">
            <text:p>25.397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830679" calcext:value-type="float">
            <text:p>104.830679</text:p>
          </table:table-cell>
          <table:table-cell office:value-type="float" office:value="18.179266" calcext:value-type="float">
            <text:p>18.179266</text:p>
          </table:table-cell>
          <table:table-cell office:value-type="float" office:value="17.961869" calcext:value-type="float">
            <text:p>17.961869</text:p>
          </table:table-cell>
          <table:table-cell office:value-type="float" office:value="20.214714" calcext:value-type="float">
            <text:p>20.214714</text:p>
          </table:table-cell>
          <table:table-cell office:value-type="float" office:value="31.90601" calcext:value-type="float">
            <text:p>31.906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03518" calcext:value-type="float">
            <text:p>5.803518</text:p>
          </table:table-cell>
          <table:table-cell office:value-type="float" office:value="21.80999" calcext:value-type="float">
            <text:p>21.80999</text:p>
          </table:table-cell>
          <table:table-cell office:value-type="float" office:value="24.094283" calcext:value-type="float">
            <text:p>24.094283</text:p>
          </table:table-cell>
          <table:table-cell office:value-type="float" office:value="52.042258" calcext:value-type="float">
            <text:p>52.042258</text:p>
          </table:table-cell>
          <table:table-cell office:value-type="float" office:value="26.164455" calcext:value-type="float">
            <text:p>26.164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770365" calcext:value-type="float">
            <text:p>6.770365</text:p>
          </table:table-cell>
          <table:table-cell office:value-type="float" office:value="20.141011" calcext:value-type="float">
            <text:p>20.141011</text:p>
          </table:table-cell>
          <table:table-cell office:value-type="float" office:value="20.537036" calcext:value-type="float">
            <text:p>20.537036</text:p>
          </table:table-cell>
          <table:table-cell office:value-type="float" office:value="26.510882" calcext:value-type="float">
            <text:p>26.510882</text:p>
          </table:table-cell>
          <table:table-cell office:value-type="float" office:value="32.566585" calcext:value-type="float">
            <text:p>32.5665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555153" calcext:value-type="float">
            <text:p>7.555153</text:p>
          </table:table-cell>
          <table:table-cell office:value-type="float" office:value="32.109446" calcext:value-type="float">
            <text:p>32.109446</text:p>
          </table:table-cell>
          <table:table-cell office:value-type="float" office:value="31.030325" calcext:value-type="float">
            <text:p>31.030325</text:p>
          </table:table-cell>
          <table:table-cell office:value-type="float" office:value="32.47222" calcext:value-type="float">
            <text:p>32.47222</text:p>
          </table:table-cell>
          <table:table-cell office:value-type="float" office:value="40.114704" calcext:value-type="float">
            <text:p>40.1147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280281" calcext:value-type="float">
            <text:p>8.280281</text:p>
          </table:table-cell>
          <table:table-cell office:value-type="float" office:value="25.879138" calcext:value-type="float">
            <text:p>25.879138</text:p>
          </table:table-cell>
          <table:table-cell office:value-type="float" office:value="23.634056" calcext:value-type="float">
            <text:p>23.634056</text:p>
          </table:table-cell>
          <table:table-cell office:value-type="float" office:value="27.906726" calcext:value-type="float">
            <text:p>27.906726</text:p>
          </table:table-cell>
          <table:table-cell office:value-type="float" office:value="36.435744" calcext:value-type="float">
            <text:p>36.4357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21214" calcext:value-type="float">
            <text:p>9.021214</text:p>
          </table:table-cell>
          <table:table-cell office:value-type="float" office:value="28.835218" calcext:value-type="float">
            <text:p>28.835218</text:p>
          </table:table-cell>
          <table:table-cell office:value-type="float" office:value="28.358294" calcext:value-type="float">
            <text:p>28.358294</text:p>
          </table:table-cell>
          <table:table-cell office:value-type="float" office:value="30.413171" calcext:value-type="float">
            <text:p>30.413171</text:p>
          </table:table-cell>
          <table:table-cell office:value-type="float" office:value="50.152982" calcext:value-type="float">
            <text:p>50.1529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196284" calcext:value-type="float">
            <text:p>7.196284</text:p>
          </table:table-cell>
          <table:table-cell office:value-type="float" office:value="25.285821" calcext:value-type="float">
            <text:p>25.285821</text:p>
          </table:table-cell>
          <table:table-cell office:value-type="float" office:value="29.969862" calcext:value-type="float">
            <text:p>29.969862</text:p>
          </table:table-cell>
          <table:table-cell office:value-type="float" office:value="24.250703" calcext:value-type="float">
            <text:p>24.250703</text:p>
          </table:table-cell>
          <table:table-cell office:value-type="float" office:value="34.388733" calcext:value-type="float">
            <text:p>34.3887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772158" calcext:value-type="float">
            <text:p>5.772158</text:p>
          </table:table-cell>
          <table:table-cell office:value-type="float" office:value="29.173229" calcext:value-type="float">
            <text:p>29.173229</text:p>
          </table:table-cell>
          <table:table-cell office:value-type="float" office:value="33.361001" calcext:value-type="float">
            <text:p>33.361001</text:p>
          </table:table-cell>
          <table:table-cell office:value-type="float" office:value="36.191028" calcext:value-type="float">
            <text:p>36.191028</text:p>
          </table:table-cell>
          <table:table-cell office:value-type="float" office:value="96.075942" calcext:value-type="float">
            <text:p>96.0759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249914" calcext:value-type="float">
            <text:p>25.249914</text:p>
          </table:table-cell>
          <table:table-cell office:value-type="float" office:value="36.606563" calcext:value-type="float">
            <text:p>36.606563</text:p>
          </table:table-cell>
          <table:table-cell office:value-type="float" office:value="44.568422" calcext:value-type="float">
            <text:p>44.568422</text:p>
          </table:table-cell>
          <table:table-cell office:value-type="float" office:value="29.665598" calcext:value-type="float">
            <text:p>29.665598</text:p>
          </table:table-cell>
          <table:table-cell office:value-type="float" office:value="154.153291" calcext:value-type="float">
            <text:p>154.1532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091055" calcext:value-type="float">
            <text:p>8.091055</text:p>
          </table:table-cell>
          <table:table-cell office:value-type="float" office:value="28.651119" calcext:value-type="float">
            <text:p>28.651119</text:p>
          </table:table-cell>
          <table:table-cell office:value-type="float" office:value="29.399263" calcext:value-type="float">
            <text:p>29.399263</text:p>
          </table:table-cell>
          <table:table-cell office:value-type="float" office:value="41.356877" calcext:value-type="float">
            <text:p>41.356877</text:p>
          </table:table-cell>
          <table:table-cell office:value-type="float" office:value="36.026438" calcext:value-type="float">
            <text:p>36.026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417621" calcext:value-type="float">
            <text:p>5.417621</text:p>
          </table:table-cell>
          <table:table-cell office:value-type="float" office:value="20.513023" calcext:value-type="float">
            <text:p>20.513023</text:p>
          </table:table-cell>
          <table:table-cell office:value-type="float" office:value="25.990354" calcext:value-type="float">
            <text:p>25.990354</text:p>
          </table:table-cell>
          <table:table-cell office:value-type="float" office:value="33.844649" calcext:value-type="float">
            <text:p>33.844649</text:p>
          </table:table-cell>
          <table:table-cell office:value-type="float" office:value="37.916171" calcext:value-type="float">
            <text:p>37.9161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07343" calcext:value-type="float">
            <text:p>5.707343</text:p>
          </table:table-cell>
          <table:table-cell office:value-type="float" office:value="46.010572" calcext:value-type="float">
            <text:p>46.010572</text:p>
          </table:table-cell>
          <table:table-cell office:value-type="float" office:value="36.662196" calcext:value-type="float">
            <text:p>36.662196</text:p>
          </table:table-cell>
          <table:table-cell office:value-type="float" office:value="54.288492" calcext:value-type="float">
            <text:p>54.288492</text:p>
          </table:table-cell>
          <table:table-cell office:value-type="float" office:value="135.967031" calcext:value-type="float">
            <text:p>135.967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43579" calcext:value-type="float">
            <text:p>5.443579</text:p>
          </table:table-cell>
          <table:table-cell office:value-type="float" office:value="45.479308" calcext:value-type="float">
            <text:p>45.479308</text:p>
          </table:table-cell>
          <table:table-cell office:value-type="float" office:value="49.472" calcext:value-type="float">
            <text:p>49.472</text:p>
          </table:table-cell>
          <table:table-cell office:value-type="float" office:value="200" calcext:value-type="float">
            <text:p>200</text:p>
          </table:table-cell>
          <table:table-cell office:value-type="float" office:value="102.183894" calcext:value-type="float">
            <text:p>102.1838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739433" calcext:value-type="float">
            <text:p>8.739433</text:p>
          </table:table-cell>
          <table:table-cell office:value-type="float" office:value="54.885712" calcext:value-type="float">
            <text:p>54.885712</text:p>
          </table:table-cell>
          <table:table-cell office:value-type="float" office:value="38.571576" calcext:value-type="float">
            <text:p>38.571576</text:p>
          </table:table-cell>
          <table:table-cell office:value-type="float" office:value="97.334311" calcext:value-type="float">
            <text:p>97.334311</text:p>
          </table:table-cell>
          <table:table-cell office:value-type="float" office:value="179.662363" calcext:value-type="float">
            <text:p>179.6623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048529" calcext:value-type="float">
            <text:p>9.048529</text:p>
          </table:table-cell>
          <table:table-cell office:value-type="float" office:value="29.631969" calcext:value-type="float">
            <text:p>29.631969</text:p>
          </table:table-cell>
          <table:table-cell office:value-type="float" office:value="29.850609" calcext:value-type="float">
            <text:p>29.850609</text:p>
          </table:table-cell>
          <table:table-cell office:value-type="float" office:value="200" calcext:value-type="float">
            <text:p>200</text:p>
          </table:table-cell>
          <table:table-cell office:value-type="float" office:value="106.710347" calcext:value-type="float">
            <text:p>106.7103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196392" calcext:value-type="float">
            <text:p>8.196392</text:p>
          </table:table-cell>
          <table:table-cell office:value-type="float" office:value="35.096412" calcext:value-type="float">
            <text:p>35.096412</text:p>
          </table:table-cell>
          <table:table-cell office:value-type="float" office:value="39.396825" calcext:value-type="float">
            <text:p>39.396825</text:p>
          </table:table-cell>
          <table:table-cell office:value-type="float" office:value="60.126419" calcext:value-type="float">
            <text:p>60.126419</text:p>
          </table:table-cell>
          <table:table-cell office:value-type="float" office:value="112.441704" calcext:value-type="float">
            <text:p>112.4417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474241" calcext:value-type="float">
            <text:p>14.474241</text:p>
          </table:table-cell>
          <table:table-cell office:value-type="float" office:value="52.555081" calcext:value-type="float">
            <text:p>52.555081</text:p>
          </table:table-cell>
          <table:table-cell office:value-type="float" office:value="56.638654" calcext:value-type="float">
            <text:p>56.63865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114366" calcext:value-type="float">
            <text:p>18.114366</text:p>
          </table:table-cell>
          <table:table-cell office:value-type="float" office:value="200" calcext:value-type="float">
            <text:p>200</text:p>
          </table:table-cell>
          <table:table-cell office:value-type="float" office:value="145.815763" calcext:value-type="float">
            <text:p>145.815763</text:p>
          </table:table-cell>
          <table:table-cell table:number-columns-repeated="2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44.132189" calcext:value-type="float">
            <text:p>-444.132189</text:p>
          </table:table-cell>
          <table:table-cell office:value-type="float" office:value="-104.944236" calcext:value-type="float">
            <text:p>-104.944236</text:p>
          </table:table-cell>
          <table:table-cell office:value-type="float" office:value="-100.220416" calcext:value-type="float">
            <text:p>-100.220416</text:p>
          </table:table-cell>
          <table:table-cell office:value-type="float" office:value="-51.652302" calcext:value-type="float">
            <text:p>-51.652302</text:p>
          </table:table-cell>
          <table:table-cell office:value-type="float" office:value="-36.236024" calcext:value-type="float">
            <text:p>-36.2360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3.932189" calcext:value-type="float">
            <text:p>443.932189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44.132189" calcext:value-type="float">
            <text:p>-444.132189</text:p>
          </table:table-cell>
          <table:table-cell table:number-columns-repeated="4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27.086267" calcext:value-type="float">
            <text:p>-127.086267</text:p>
          </table:table-cell>
          <table:table-cell table:number-columns-repeated="4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.001431" calcext:value-type="float">
            <text:p>111.001431</text:p>
          </table:table-cell>
          <table:table-cell table:number-columns-repeated="4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.526126" calcext:value-type="float">
            <text:p>80.526126</text:p>
          </table:table-cell>
          <table:table-cell table:number-columns-repeated="4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6.820921" calcext:value-type="float">
            <text:p>-46.820921</text:p>
          </table:table-cell>
          <table:table-cell table:number-columns-repeated="4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.762205" calcext:value-type="float">
            <text:p>88.762205</text:p>
          </table:table-cell>
          <table:table-cell table:number-columns-repeated="4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22.116094" calcext:value-type="float">
            <text:p>-222.116094</text:p>
          </table:table-cell>
          <table:table-cell table:number-columns-repeated="4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-200" calcext:value-type="float">
            <text:p>-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9T20:21:04.624379366</dc:date>
    <meta:editing-duration>PT3M19S</meta:editing-duration>
    <meta:editing-cycles>1</meta:editing-cycles>
    <meta:document-statistic meta:table-count="1" meta:cell-count="23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341cm" svg:height="14.876cm" xlink:href=".." xlink:type="simple" chart:class="chart:scatter" chart:style-name="ch1">
        <chart:legend chart:legend-position="end" svg:x="28.796cm" svg:y="6.143cm" style:legend-expansion="high" chart:style-name="ch2"/>
        <chart:plot-area chart:style-name="ch3" table:cell-range-address="TTC_results.A1:TTC_results.F39" chart:data-source-has-labels="row" svg:x="0.666cm" svg:y="0.297cm" svg:width="27.464cm" svg:height="14.282cm">
          <chartooo:coordinate-region svg:x="1.578cm" svg:y="0.497cm" svg:width="26.365cm" svg:height="13.8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_results.B2:TTC_results.B39" chart:label-cell-address="TTC_results.B1:TTC_results.B1" chart:class="chart:scatter">
            <chart:domain table:cell-range-address="TTC_results.A2:TTC_results.A39"/>
            <chart:data-point chart:repeated="38"/>
          </chart:series>
          <chart:series chart:style-name="ch7" chart:values-cell-range-address="TTC_results.C2:TTC_results.C39" chart:label-cell-address="TTC_results.C1:TTC_results.C1" chart:class="chart:scatter">
            <chart:data-point chart:repeated="38"/>
          </chart:series>
          <chart:series chart:style-name="ch8" chart:values-cell-range-address="TTC_results.D2:TTC_results.D39" chart:label-cell-address="TTC_results.D1:TTC_results.D1" chart:class="chart:scatter">
            <chart:data-point chart:repeated="38"/>
          </chart:series>
          <chart:series chart:style-name="ch9" chart:values-cell-range-address="TTC_results.E2:TTC_results.E39" chart:label-cell-address="TTC_results.E1:TTC_results.E1" chart:class="chart:scatter">
            <chart:data-point chart:repeated="38"/>
          </chart:series>
          <chart:series chart:style-name="ch10" chart:values-cell-range-address="TTC_results.F2:TTC_results.F39" chart:label-cell-address="TTC_results.F1:TTC_results.F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dar</text:p>
                <draw:g>
                  <svg:desc>TTC_results.B1:TTC_results.B1</svg:desc>
                </draw:g>
              </table:table-cell>
              <table:table-cell office:value-type="string">
                <text:p>SHITOMASI+BRISK</text:p>
                <draw:g>
                  <svg:desc>TTC_results.C1:TTC_results.C1</svg:desc>
                </draw:g>
              </table:table-cell>
              <table:table-cell office:value-type="string">
                <text:p>SHITOMASI+ORB</text:p>
                <draw:g>
                  <svg:desc>TTC_results.D1:TTC_results.D1</svg:desc>
                </draw:g>
              </table:table-cell>
              <table:table-cell office:value-type="string">
                <text:p>HARRIS+BRIEF</text:p>
                <draw:g>
                  <svg:desc>TTC_results.E1:TTC_results.E1</svg:desc>
                </draw:g>
              </table:table-cell>
              <table:table-cell office:value-type="string">
                <text:p>FAST+SIFT</text:p>
                <draw:g>
                  <svg:desc>TTC_results.F1:TTC_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TC_results.A2:TTC_results.A39</svg:desc>
                </draw:g>
              </table:table-cell>
              <table:table-cell office:value-type="float" office:value="12.5584">
                <text:p>12.5584</text:p>
                <draw:g>
                  <svg:desc>TTC_results.B2:TTC_results.B39</svg:desc>
                </draw:g>
              </table:table-cell>
              <table:table-cell office:value-type="float" office:value="39.945056">
                <text:p>39.945056</text:p>
                <draw:g>
                  <svg:desc>TTC_results.C2:TTC_results.C39</svg:desc>
                </draw:g>
              </table:table-cell>
              <table:table-cell office:value-type="float" office:value="54.197123">
                <text:p>54.197123</text:p>
                <draw:g>
                  <svg:desc>TTC_results.D2:TTC_results.D39</svg:desc>
                </draw:g>
              </table:table-cell>
              <table:table-cell office:value-type="float" office:value="62.503251">
                <text:p>62.503251</text:p>
                <draw:g>
                  <svg:desc>TTC_results.E2:TTC_results.E39</svg:desc>
                </draw:g>
              </table:table-cell>
              <table:table-cell office:value-type="float" office:value="70.764253">
                <text:p>70.764253</text:p>
                <draw:g>
                  <svg:desc>TTC_results.F2:TTC_results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71949">
                <text:p>9.371949</text:p>
              </table:table-cell>
              <table:table-cell office:value-type="float" office:value="29.401186">
                <text:p>29.401186</text:p>
              </table:table-cell>
              <table:table-cell office:value-type="float" office:value="32.76549">
                <text:p>32.76549</text:p>
              </table:table-cell>
              <table:table-cell office:value-type="float" office:value="50.482737">
                <text:p>50.4827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031508">
                <text:p>14.031508</text:p>
              </table:table-cell>
              <table:table-cell office:value-type="float" office:value="29.784107">
                <text:p>29.784107</text:p>
              </table:table-cell>
              <table:table-cell office:value-type="float" office:value="35.080089">
                <text:p>35.080089</text:p>
              </table:table-cell>
              <table:table-cell office:value-type="float" office:value="-200">
                <text:p>-200</text:p>
              </table:table-cell>
              <table:table-cell office:value-type="float" office:value="56.949978">
                <text:p>56.949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241828">
                <text:p>24.241828</text:p>
              </table:table-cell>
              <table:table-cell office:value-type="float" office:value="26.09712">
                <text:p>26.09712</text:p>
              </table:table-cell>
              <table:table-cell office:value-type="float" office:value="27.569653">
                <text:p>27.569653</text:p>
              </table:table-cell>
              <table:table-cell office:value-type="float" office:value="45.486557">
                <text:p>45.486557</text:p>
              </table:table-cell>
              <table:table-cell office:value-type="float" office:value="29.613003">
                <text:p>29.613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119698">
                <text:p>12.119698</text:p>
              </table:table-cell>
              <table:table-cell office:value-type="float" office:value="25.26079">
                <text:p>25.26079</text:p>
              </table:table-cell>
              <table:table-cell office:value-type="float" office:value="26.423014">
                <text:p>26.423014</text:p>
              </table:table-cell>
              <table:table-cell office:value-type="float" office:value="48.719616">
                <text:p>48.719616</text:p>
              </table:table-cell>
              <table:table-cell office:value-type="float" office:value="26.23756">
                <text:p>26.23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019806">
                <text:p>12.019806</text:p>
              </table:table-cell>
              <table:table-cell office:value-type="float" office:value="26.933499">
                <text:p>26.933499</text:p>
              </table:table-cell>
              <table:table-cell office:value-type="float" office:value="35.652601">
                <text:p>35.652601</text:p>
              </table:table-cell>
              <table:table-cell office:value-type="float" office:value="23.169791">
                <text:p>23.169791</text:p>
              </table:table-cell>
              <table:table-cell office:value-type="float" office:value="29.946876">
                <text:p>29.946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970654">
                <text:p>9.970654</text:p>
              </table:table-cell>
              <table:table-cell office:value-type="float" office:value="22.265507">
                <text:p>22.265507</text:p>
              </table:table-cell>
              <table:table-cell office:value-type="float" office:value="18.998956">
                <text:p>18.998956</text:p>
              </table:table-cell>
              <table:table-cell office:value-type="float" office:value="36.279587">
                <text:p>36.279587</text:p>
              </table:table-cell>
              <table:table-cell office:value-type="float" office:value="27.231124">
                <text:p>27.231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521191">
                <text:p>4.521191</text:p>
              </table:table-cell>
              <table:table-cell office:value-type="float" office:value="27.40247">
                <text:p>27.40247</text:p>
              </table:table-cell>
              <table:table-cell office:value-type="float" office:value="27.230508">
                <text:p>27.230508</text:p>
              </table:table-cell>
              <table:table-cell office:value-type="float" office:value="24.936515">
                <text:p>24.936515</text:p>
              </table:table-cell>
              <table:table-cell office:value-type="float" office:value="25.397574">
                <text:p>25.397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4.830679">
                <text:p>104.830679</text:p>
              </table:table-cell>
              <table:table-cell office:value-type="float" office:value="18.179266">
                <text:p>18.179266</text:p>
              </table:table-cell>
              <table:table-cell office:value-type="float" office:value="17.961869">
                <text:p>17.961869</text:p>
              </table:table-cell>
              <table:table-cell office:value-type="float" office:value="20.214714">
                <text:p>20.214714</text:p>
              </table:table-cell>
              <table:table-cell office:value-type="float" office:value="31.90601">
                <text:p>31.90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803518">
                <text:p>5.803518</text:p>
              </table:table-cell>
              <table:table-cell office:value-type="float" office:value="21.80999">
                <text:p>21.80999</text:p>
              </table:table-cell>
              <table:table-cell office:value-type="float" office:value="24.094283">
                <text:p>24.094283</text:p>
              </table:table-cell>
              <table:table-cell office:value-type="float" office:value="52.042258">
                <text:p>52.042258</text:p>
              </table:table-cell>
              <table:table-cell office:value-type="float" office:value="26.164455">
                <text:p>26.164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.770365">
                <text:p>6.770365</text:p>
              </table:table-cell>
              <table:table-cell office:value-type="float" office:value="20.141011">
                <text:p>20.141011</text:p>
              </table:table-cell>
              <table:table-cell office:value-type="float" office:value="20.537036">
                <text:p>20.537036</text:p>
              </table:table-cell>
              <table:table-cell office:value-type="float" office:value="26.510882">
                <text:p>26.510882</text:p>
              </table:table-cell>
              <table:table-cell office:value-type="float" office:value="32.566585">
                <text:p>32.566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555153">
                <text:p>7.555153</text:p>
              </table:table-cell>
              <table:table-cell office:value-type="float" office:value="32.109446">
                <text:p>32.109446</text:p>
              </table:table-cell>
              <table:table-cell office:value-type="float" office:value="31.030325">
                <text:p>31.030325</text:p>
              </table:table-cell>
              <table:table-cell office:value-type="float" office:value="32.47222">
                <text:p>32.47222</text:p>
              </table:table-cell>
              <table:table-cell office:value-type="float" office:value="40.114704">
                <text:p>40.114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.280281">
                <text:p>8.280281</text:p>
              </table:table-cell>
              <table:table-cell office:value-type="float" office:value="25.879138">
                <text:p>25.879138</text:p>
              </table:table-cell>
              <table:table-cell office:value-type="float" office:value="23.634056">
                <text:p>23.634056</text:p>
              </table:table-cell>
              <table:table-cell office:value-type="float" office:value="27.906726">
                <text:p>27.906726</text:p>
              </table:table-cell>
              <table:table-cell office:value-type="float" office:value="36.435744">
                <text:p>36.435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.021214">
                <text:p>9.021214</text:p>
              </table:table-cell>
              <table:table-cell office:value-type="float" office:value="28.835218">
                <text:p>28.835218</text:p>
              </table:table-cell>
              <table:table-cell office:value-type="float" office:value="28.358294">
                <text:p>28.358294</text:p>
              </table:table-cell>
              <table:table-cell office:value-type="float" office:value="30.413171">
                <text:p>30.413171</text:p>
              </table:table-cell>
              <table:table-cell office:value-type="float" office:value="50.152982">
                <text:p>50.152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.196284">
                <text:p>7.196284</text:p>
              </table:table-cell>
              <table:table-cell office:value-type="float" office:value="25.285821">
                <text:p>25.285821</text:p>
              </table:table-cell>
              <table:table-cell office:value-type="float" office:value="29.969862">
                <text:p>29.969862</text:p>
              </table:table-cell>
              <table:table-cell office:value-type="float" office:value="24.250703">
                <text:p>24.250703</text:p>
              </table:table-cell>
              <table:table-cell office:value-type="float" office:value="34.388733">
                <text:p>34.388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772158">
                <text:p>5.772158</text:p>
              </table:table-cell>
              <table:table-cell office:value-type="float" office:value="29.173229">
                <text:p>29.173229</text:p>
              </table:table-cell>
              <table:table-cell office:value-type="float" office:value="33.361001">
                <text:p>33.361001</text:p>
              </table:table-cell>
              <table:table-cell office:value-type="float" office:value="36.191028">
                <text:p>36.191028</text:p>
              </table:table-cell>
              <table:table-cell office:value-type="float" office:value="96.075942">
                <text:p>96.075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.249914">
                <text:p>25.249914</text:p>
              </table:table-cell>
              <table:table-cell office:value-type="float" office:value="36.606563">
                <text:p>36.606563</text:p>
              </table:table-cell>
              <table:table-cell office:value-type="float" office:value="44.568422">
                <text:p>44.568422</text:p>
              </table:table-cell>
              <table:table-cell office:value-type="float" office:value="29.665598">
                <text:p>29.665598</text:p>
              </table:table-cell>
              <table:table-cell office:value-type="float" office:value="154.153291">
                <text:p>154.153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.091055">
                <text:p>8.091055</text:p>
              </table:table-cell>
              <table:table-cell office:value-type="float" office:value="28.651119">
                <text:p>28.651119</text:p>
              </table:table-cell>
              <table:table-cell office:value-type="float" office:value="29.399263">
                <text:p>29.399263</text:p>
              </table:table-cell>
              <table:table-cell office:value-type="float" office:value="41.356877">
                <text:p>41.356877</text:p>
              </table:table-cell>
              <table:table-cell office:value-type="float" office:value="36.026438">
                <text:p>36.026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.417621">
                <text:p>5.417621</text:p>
              </table:table-cell>
              <table:table-cell office:value-type="float" office:value="20.513023">
                <text:p>20.513023</text:p>
              </table:table-cell>
              <table:table-cell office:value-type="float" office:value="25.990354">
                <text:p>25.990354</text:p>
              </table:table-cell>
              <table:table-cell office:value-type="float" office:value="33.844649">
                <text:p>33.844649</text:p>
              </table:table-cell>
              <table:table-cell office:value-type="float" office:value="37.916171">
                <text:p>37.916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.707343">
                <text:p>5.707343</text:p>
              </table:table-cell>
              <table:table-cell office:value-type="float" office:value="46.010572">
                <text:p>46.010572</text:p>
              </table:table-cell>
              <table:table-cell office:value-type="float" office:value="36.662196">
                <text:p>36.662196</text:p>
              </table:table-cell>
              <table:table-cell office:value-type="float" office:value="54.288492">
                <text:p>54.288492</text:p>
              </table:table-cell>
              <table:table-cell office:value-type="float" office:value="135.967031">
                <text:p>135.967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443579">
                <text:p>5.443579</text:p>
              </table:table-cell>
              <table:table-cell office:value-type="float" office:value="45.479308">
                <text:p>45.479308</text:p>
              </table:table-cell>
              <table:table-cell office:value-type="float" office:value="49.472">
                <text:p>49.472</text:p>
              </table:table-cell>
              <table:table-cell office:value-type="float" office:value="200">
                <text:p>200</text:p>
              </table:table-cell>
              <table:table-cell office:value-type="float" office:value="102.183894">
                <text:p>102.183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.739433">
                <text:p>8.739433</text:p>
              </table:table-cell>
              <table:table-cell office:value-type="float" office:value="54.885712">
                <text:p>54.885712</text:p>
              </table:table-cell>
              <table:table-cell office:value-type="float" office:value="38.571576">
                <text:p>38.571576</text:p>
              </table:table-cell>
              <table:table-cell office:value-type="float" office:value="97.334311">
                <text:p>97.334311</text:p>
              </table:table-cell>
              <table:table-cell office:value-type="float" office:value="179.662363">
                <text:p>179.662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.048529">
                <text:p>9.048529</text:p>
              </table:table-cell>
              <table:table-cell office:value-type="float" office:value="29.631969">
                <text:p>29.631969</text:p>
              </table:table-cell>
              <table:table-cell office:value-type="float" office:value="29.850609">
                <text:p>29.850609</text:p>
              </table:table-cell>
              <table:table-cell office:value-type="float" office:value="200">
                <text:p>200</text:p>
              </table:table-cell>
              <table:table-cell office:value-type="float" office:value="106.710347">
                <text:p>106.710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.196392">
                <text:p>8.196392</text:p>
              </table:table-cell>
              <table:table-cell office:value-type="float" office:value="35.096412">
                <text:p>35.096412</text:p>
              </table:table-cell>
              <table:table-cell office:value-type="float" office:value="39.396825">
                <text:p>39.396825</text:p>
              </table:table-cell>
              <table:table-cell office:value-type="float" office:value="60.126419">
                <text:p>60.126419</text:p>
              </table:table-cell>
              <table:table-cell office:value-type="float" office:value="112.441704">
                <text:p>112.441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.474241">
                <text:p>14.474241</text:p>
              </table:table-cell>
              <table:table-cell office:value-type="float" office:value="52.555081">
                <text:p>52.555081</text:p>
              </table:table-cell>
              <table:table-cell office:value-type="float" office:value="56.638654">
                <text:p>56.63865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.114366">
                <text:p>18.114366</text:p>
              </table:table-cell>
              <table:table-cell office:value-type="float" office:value="200">
                <text:p>200</text:p>
              </table:table-cell>
              <table:table-cell office:value-type="float" office:value="145.815763">
                <text:p>145.815763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444.132189">
                <text:p>-444.132189</text:p>
              </table:table-cell>
              <table:table-cell office:value-type="float" office:value="-104.944236">
                <text:p>-104.944236</text:p>
              </table:table-cell>
              <table:table-cell office:value-type="float" office:value="-100.220416">
                <text:p>-100.220416</text:p>
              </table:table-cell>
              <table:table-cell office:value-type="float" office:value="-51.652302">
                <text:p>-51.652302</text:p>
              </table:table-cell>
              <table:table-cell office:value-type="float" office:value="-36.236024">
                <text:p>-36.236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3.932189">
                <text:p>443.932189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444.132189">
                <text:p>-444.132189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27.086267">
                <text:p>-127.086267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1.001431">
                <text:p>111.001431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0.526126">
                <text:p>80.526126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46.820921">
                <text:p>-46.820921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.762205">
                <text:p>88.762205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222.116094">
                <text:p>-222.116094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